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09cm" fo:min-width="2.929cm"/>
    </style:style>
    <style:style style:name="gr2" style:family="graphic" style:parent-style-name="standard">
      <style:graphic-properties draw:textarea-horizontal-align="justify" draw:textarea-vertical-align="middle" draw:auto-grow-height="false" fo:min-height="1.909cm" fo:min-width="2.929cm"/>
    </style:style>
    <style:style style:name="gr3" style:family="graphic" style:parent-style-name="standard">
      <style:graphic-properties draw:textarea-horizontal-align="justify" draw:textarea-vertical-align="middle" draw:auto-grow-height="false" fo:min-height="1.909cm" fo:min-width="5.723cm"/>
    </style:style>
    <style:style style:name="gr4" style:family="graphic" style:parent-style-name="standard">
      <style:graphic-properties draw:textarea-horizontal-align="justify" draw:textarea-vertical-align="middle" draw:auto-grow-height="false" fo:min-height="2.036cm" fo:min-width="2.929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655cm" fo:min-width="4.70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1.909cm" fo:min-width="5.723cm"/>
    </style:style>
    <style:style style:name="gr10" style:family="graphic" style:parent-style-name="standard">
      <style:graphic-properties draw:textarea-horizontal-align="justify" draw:textarea-vertical-align="middle" draw:auto-grow-height="false" fo:min-height="0.385cm" fo:min-width="1.532cm"/>
    </style:style>
    <style:style style:name="gr11" style:family="graphic" style:parent-style-name="standard">
      <style:graphic-properties draw:textarea-horizontal-align="justify" draw:textarea-vertical-align="middle" draw:auto-grow-height="false" fo:min-height="1.782cm" fo:min-width="10.295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2.671cm" fo:min-width="13.47cm"/>
    </style:style>
    <style:style style:name="gr1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3.306cm" fo:min-width="3.31cm"/>
    </style:style>
    <style:style style:name="gr16" style:family="graphic" style:parent-style-name="standard">
      <style:graphic-properties draw:textarea-horizontal-align="justify" draw:textarea-vertical-align="middle" draw:auto-grow-height="false" fo:min-height="3.306cm" fo:min-width="3.31cm"/>
    </style:style>
    <style:style style:name="gr17" style:family="graphic" style:parent-style-name="standard">
      <style:graphic-properties draw:textarea-horizontal-align="justify" draw:textarea-vertical-align="middle" draw:auto-grow-height="false" fo:min-height="3.306cm" fo:min-width="14.516cm"/>
    </style:style>
    <style:style style:name="gr18" style:family="graphic" style:parent-style-name="standard">
      <style:graphic-properties draw:textarea-horizontal-align="justify" draw:textarea-vertical-align="middle" draw:auto-grow-height="false" fo:min-height="3.306cm" fo:min-width="14.516cm"/>
    </style:style>
    <style:style style:name="gr19" style:family="graphic" style:parent-style-name="standard">
      <style:graphic-properties draw:textarea-horizontal-align="justify" draw:textarea-vertical-align="middle" draw:auto-grow-height="false" fo:min-height="3.306cm" fo:min-width="2.929cm"/>
    </style:style>
    <style:style style:name="gr20" style:family="graphic" style:parent-style-name="standard">
      <style:graphic-properties draw:textarea-horizontal-align="justify" draw:textarea-vertical-align="middle" draw:auto-grow-height="false" fo:min-height="3.433cm" fo:min-width="2.802cm"/>
    </style:style>
    <style:style style:name="gr21" style:family="graphic" style:parent-style-name="standard">
      <style:graphic-properties draw:textarea-vertical-align="middle"/>
    </style:style>
    <style:style style:name="gr22" style:family="graphic" style:parent-style-name="standard">
      <style:graphic-properties draw:fill-color="#f58220" draw:textarea-horizontal-align="justify" draw:textarea-vertical-align="middle" draw:auto-grow-height="false" fo:min-height="2.798cm" fo:min-width="5.21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loext:graphic-properties draw:fill-color="#f58220"/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2.159cm" svg:x="10.271cm" svg:y="14.5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2.159cm" svg:x="3.667cm" svg:y="14.4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429cm" svg:height="2.159cm" svg:x="3.286cm" svg:y="14.208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6.223cm" svg:height="2.159cm" svg:x="1.762cm" svg:y="7.985cm">
          <text:p text:style-name="P1">peermanager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3.429cm" svg:height="2.286cm" svg:x="10.017cm" svg:y="14.081cm">
          <text:p text:style-name="P1">Server</text:p>
          <text:p text:style-name="P1">Rh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s" svg:x1="9.546cm" svg:y1="2.231cm" svg:x2="4.873cm" svg:y2="7.985cm" draw:end-shape="id1" draw:end-glue-point="0" svg:d="M9546 2231l-4673 5252v502" svg:viewBox="0 0 4674 5755">
          <text:p text:style-name="P1">Bootserver</text:p>
        </draw:connector>
        <draw:connector draw:style-name="gr6" draw:text-style-name="P2" draw:layer="layout" draw:type="line" svg:x1="4.873cm" svg:y1="10.144cm" svg:x2="5cm" svg:y2="14.208cm" draw:start-shape="id1" draw:start-glue-point="2" draw:end-shape="id2" draw:end-glue-point="0" svg:d="M4873 10144l127 4064" svg:viewBox="0 0 128 4065">
          <text:p text:style-name="P1">Route<text:line-break/>Storage</text:p>
        </draw:connector>
        <draw:custom-shape draw:style-name="gr7" draw:text-style-name="P1" draw:layer="layout" svg:width="5.207cm" svg:height="1.905cm" svg:x="15.045cm" svg:y="8.193cm">
          <text:p text:style-name="P1">QueryManager</text:p>
          <draw:enhanced-geometry svg:viewBox="0 0 21600 21600" draw:type="rectangle" draw:enhanced-path="M 0 0 L 21600 0 21600 21600 0 21600 0 0 Z N"/>
        </draw:custom-shape>
        <draw:custom-shape draw:style-name="gr7" draw:text-style-name="P1" xml:id="id3" draw:id="id3" draw:layer="layout" svg:width="5.207cm" svg:height="1.905cm" svg:x="9.128cm" svg:y="8.239cm">
          <text:p text:style-name="P1">Server::servloop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11.731cm" svg:y1="10.144cm" svg:x2="11.731cm" svg:y2="14.081cm" draw:start-shape="id3" draw:start-glue-point="2" draw:end-shape="id4" draw:end-glue-point="0" svg:d="M11731 10144v3937" svg:viewBox="0 0 1 3938">
          <text:p/>
        </draw:connector>
        <draw:custom-shape draw:style-name="gr9" draw:text-style-name="P2" draw:layer="layout" svg:width="6.223cm" svg:height="2.159cm" svg:x="9.509cm" svg:y="3.794cm">
          <text:p text:style-name="P1">Peermanager</text:p>
          <text:p text:style-name="P1">Struct (api)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3.429cm" svg:height="2.159cm" svg:x="10.271cm" svg:y="14.5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2.159cm" svg:x="3.667cm" svg:y="14.4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3.429cm" svg:height="2.159cm" svg:x="3.286cm" svg:y="14.208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6.223cm" svg:height="2.159cm" svg:x="1.762cm" svg:y="7.985cm">
          <text:p text:style-name="P1"><text:span text:style-name="T1">peerman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9" draw:id="id9" draw:layer="layout" svg:width="3.429cm" svg:height="2.286cm" svg:x="10.017cm" svg:y="14.081cm">
          <text:p text:style-name="P1"><text:span text:style-name="T1">Server</text:span></text:p>
          <text:p text:style-name="P1"><text:span text:style-name="T1">Rh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1" draw:id="id11" draw:layer="layout" svg:width="5.207cm" svg:height="1.905cm" svg:x="15.045cm" svg:y="8.193cm">
          <text:p text:style-name="P1"><text:span text:style-name="T1">QueryManager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4" draw:id="id14" draw:layer="layout" svg:width="5.207cm" svg:height="1.905cm" svg:x="9.128cm" svg:y="8.239cm">
          <text:p text:style-name="P1"><text:span text:style-name="T1">Server::servloop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5" draw:id="id5" draw:layer="layout" svg:width="6.223cm" svg:height="2.159cm" svg:x="7.858cm" svg:y="2.778cm">
          <text:p text:style-name="P1"><text:span text:style-name="T1">Peermanager</text:span></text:p>
          <text:p text:style-name="P1"><text:span text:style-name="T1">Struct (api)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6" draw:id="id6" draw:layer="layout" svg:width="2.032cm" svg:height="0.635cm" svg:x="4.048cm" svg:y="6.334cm">
          <text:p text:style-name="P1">Chan</text:p>
          <text:p text:style-name="P1">(runningprocesses)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7.858cm" svg:y1="3.857cm" svg:x2="5.064cm" svg:y2="6.334cm" draw:start-shape="id5" draw:start-glue-point="3" draw:end-shape="id6" draw:end-glue-point="0" svg:d="M7858 3857l-2794 2477" svg:viewBox="0 0 2795 2478">
          <text:p/>
        </draw:connector>
        <draw:connector draw:style-name="gr8" draw:text-style-name="P2" draw:layer="layout" draw:type="line" svg:x1="5.064cm" svg:y1="6.969cm" svg:x2="4.873cm" svg:y2="7.985cm" draw:start-shape="id6" draw:start-glue-point="2" draw:end-shape="id7" draw:end-glue-point="0" svg:d="M5064 6969l-191 1016" svg:viewBox="0 0 192 1017">
          <text:p/>
        </draw:connector>
        <draw:connector draw:style-name="gr8" draw:text-style-name="P2" draw:layer="layout" draw:line-skew="0.183cm" svg:x1="6.715cm" svg:y1="15.287cm" svg:x2="6.08cm" svg:y2="6.651cm" draw:start-shape="id8" draw:end-shape="id6" draw:end-glue-point="1" svg:d="M6715 15287h2033v-8636h-2668" svg:viewBox="0 0 2669 8637">
          <text:p/>
        </draw:connector>
        <draw:connector draw:style-name="gr8" draw:text-style-name="P2" draw:layer="layout" draw:line-skew="-0.547cm" svg:x1="10.017cm" svg:y1="15.224cm" svg:x2="6.08cm" svg:y2="6.651cm" draw:start-shape="id9" draw:start-glue-point="3" draw:end-shape="id6" draw:end-glue-point="1" svg:d="M10017 15224h-1524v-8573h-2413" svg:viewBox="0 0 3938 8574">
          <text:p/>
        </draw:connector>
        <draw:custom-shape draw:style-name="gr10" draw:text-style-name="P1" xml:id="id10" draw:id="id10" draw:layer="layout" svg:width="2.032cm" svg:height="0.635cm" svg:x="3.794cm" svg:y="12.303cm">
          <text:p text:style-name="P1">Chan</text:p>
          <text:p text:style-name="P1">(routing table)</text:p>
          <text:p text:style-name="P1"/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4.873cm" svg:y1="10.144cm" svg:x2="4.81cm" svg:y2="12.303cm" draw:start-shape="id7" draw:start-glue-point="2" draw:end-shape="id10" draw:end-glue-point="0" svg:d="M4873 10144v738h-63v1421" svg:viewBox="0 0 64 2160">
          <text:p/>
        </draw:connector>
        <draw:connector draw:style-name="gr8" draw:text-style-name="P2" draw:layer="layout" svg:x1="4.81cm" svg:y1="12.938cm" svg:x2="5cm" svg:y2="14.208cm" draw:start-shape="id10" draw:start-glue-point="2" draw:end-shape="id8" draw:end-glue-point="0" svg:d="M4810 12938v651h190v619" svg:viewBox="0 0 191 1271">
          <text:p/>
        </draw:connector>
        <draw:connector draw:style-name="gr8" draw:text-style-name="P2" draw:layer="layout" svg:x1="5.064cm" svg:y1="6.969cm" svg:x2="17.648cm" svg:y2="8.193cm" draw:start-shape="id6" draw:start-glue-point="2" draw:end-shape="id11" draw:end-glue-point="0" svg:d="M5064 6969v902h6490v-180h6094v502" svg:viewBox="0 0 12585 1225">
          <text:p/>
        </draw:connector>
        <draw:custom-shape draw:style-name="gr10" draw:text-style-name="P1" xml:id="id12" draw:id="id12" draw:layer="layout" svg:width="2.032cm" svg:height="0.635cm" svg:x="16.367cm" svg:y="12.049cm">
          <text:p text:style-name="P1">Mutexed<text:line-break/>Queries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7.648cm" svg:y1="10.098cm" svg:x2="17.383cm" svg:y2="12.049cm" draw:start-shape="id11" draw:start-glue-point="2" draw:end-shape="id12" draw:end-glue-point="0" svg:d="M17648 10098v818h-265v1133" svg:viewBox="0 0 266 1952">
          <text:p/>
        </draw:connector>
        <draw:connector draw:style-name="gr8" draw:text-style-name="P2" draw:layer="layout" draw:line-skew="-0.493cm" svg:x1="16.367cm" svg:y1="12.366cm" svg:x2="14.081cm" svg:y2="3.857cm" draw:start-shape="id12" draw:start-glue-point="3" draw:end-shape="id5" draw:end-glue-point="1" svg:d="M16367 12366h-1779v-8509h-507" svg:viewBox="0 0 2287 8510">
          <text:p/>
        </draw:connector>
        <draw:custom-shape draw:style-name="gr11" draw:text-style-name="P1" xml:id="id13" draw:id="id13" draw:layer="layout" svg:width="10.795cm" svg:height="2.032cm" svg:x="2.905cm" svg:y="20.177cm">
          <text:p text:style-name="P1">P2P comm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5cm" svg:y1="16.367cm" svg:x2="8.302cm" svg:y2="20.177cm" draw:start-shape="id8" draw:start-glue-point="2" draw:end-shape="id13" svg:d="M5000 16367v1905h3302v1905" svg:viewBox="0 0 3303 3811">
          <text:p/>
        </draw:connector>
        <draw:connector draw:style-name="gr8" draw:text-style-name="P2" draw:layer="layout" svg:x1="11.731cm" svg:y1="16.367cm" svg:x2="8.302cm" svg:y2="20.177cm" draw:start-shape="id9" draw:start-glue-point="2" draw:end-shape="id13" draw:end-glue-point="0" svg:d="M11731 16367v1905h-3429v1905" svg:viewBox="0 0 3430 3811">
          <text:p/>
        </draw:connector>
        <draw:connector draw:style-name="gr8" draw:text-style-name="P2" draw:layer="layout" draw:line-skew="-0.5cm" svg:x1="13.7cm" svg:y1="21.193cm" svg:x2="14.335cm" svg:y2="9.191cm" draw:start-shape="id13" draw:start-glue-point="1" draw:end-shape="id14" svg:d="M13700 21193h635v-12002" svg:viewBox="0 0 636 12003">
          <text:p/>
        </draw:connector>
      </draw:page>
      <draw:page draw:name="page3" draw:style-name="dp1" draw:master-page-name="Default">
        <draw:line draw:style-name="gr12" draw:text-style-name="P2" draw:layer="layout" svg:x1="4.683cm" svg:y1="6.715cm" svg:x2="17.129cm" svg:y2="6.715cm">
          <text:p/>
        </draw:line>
        <draw:custom-shape draw:style-name="gr13" draw:text-style-name="P1" draw:layer="layout" svg:width="13.97cm" svg:height="2.921cm" svg:x="4.429cm" svg:y="8.747cm">
          <text:p text:style-name="P1">MainLoop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239cm" svg:y1="5.064cm" svg:x2="8.239cm" svg:y2="10.144cm">
          <text:p text:style-name="P1">commandin</text:p>
        </draw:line>
        <draw:line draw:style-name="gr14" draw:text-style-name="P2" draw:layer="layout" svg:x1="13.192cm" svg:y1="10.144cm" svg:x2="13.192cm" svg:y2="4.937cm">
          <text:p text:style-name="P1">Commandout</text:p>
        </draw:line>
        <draw:custom-shape draw:style-name="gr9" draw:text-style-name="P4" xml:id="id16" draw:id="id16" draw:layer="layout" svg:width="6.223cm" svg:height="2.159cm" svg:x="7.858cm" svg:y="2.778cm">
          <text:p text:style-name="P1"><text:span text:style-name="T1">External </text:span><text:span text:style-name="T1">call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81cm" svg:height="3.556cm" svg:x="2.651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3.81cm" svg:height="3.556cm" svg:x="2.397cm" svg:y="12.9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81cm" svg:height="3.556cm" svg:x="2.143cm" svg:y="12.684cm">
          <text:p text:style-name="P1">Read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5.016cm" svg:height="3.556cm" svg:x="4.145cm" svg:y="23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15.016cm" svg:height="3.556cm" svg:x="3.144cm" svg:y="22.97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5.016cm" svg:height="3.556cm" svg:x="2.143cm" svg:y="22.717cm">
          <text:p text:style-name="P1">Peers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4.302cm" svg:y1="21.828cm" svg:x2="16.748cm" svg:y2="21.828cm">
          <text:p/>
        </draw:line>
        <draw:line draw:style-name="gr8" draw:text-style-name="P2" draw:layer="layout" svg:x1="3.032cm" svg:y1="23.987cm" svg:x2="3.032cm" svg:y2="15.605cm">
          <text:p/>
        </draw:line>
        <draw:custom-shape draw:style-name="gr15" draw:text-style-name="P1" draw:layer="layout" svg:width="3.81cm" svg:height="3.556cm" svg:x="5.953cm" svg:y="17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3.81cm" svg:height="3.556cm" svg:x="5.699cm" svg:y="17.5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81cm" svg:height="3.556cm" svg:x="5.445cm" svg:y="17.256cm">
          <text:p text:style-name="P1">Local</text:p>
          <text:p text:style-name="P1">Service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4.937cm" svg:y1="15.605cm" svg:x2="6.08cm" svg:y2="18.018cm">
          <text:p/>
        </draw:line>
        <draw:custom-shape draw:style-name="gr15" draw:text-style-name="P1" draw:layer="layout" svg:width="3.81cm" svg:height="3.556cm" svg:x="14.335cm" svg:y="13.3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3.81cm" svg:height="3.556cm" svg:x="14.081cm" svg:y="13.06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81cm" svg:height="3.556cm" svg:x="13.827cm" svg:y="12.811cm">
          <text:p text:style-name="P1">Write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4.208cm" svg:y1="10.906cm" svg:x2="15.478cm" svg:y2="14.081cm">
          <text:p/>
        </draw:line>
        <draw:line draw:style-name="gr8" draw:text-style-name="P2" draw:layer="layout" svg:x1="15.986cm" svg:y1="15.732cm" svg:x2="16.113cm" svg:y2="23.987cm">
          <text:p/>
        </draw:line>
        <draw:line draw:style-name="gr8" draw:text-style-name="P2" draw:layer="layout" svg:x1="6.842cm" svg:y1="17.764cm" svg:x2="6.842cm" svg:y2="11.033cm">
          <text:p/>
        </draw:line>
        <draw:custom-shape draw:style-name="gr19" draw:text-style-name="P1" draw:layer="layout" svg:width="3.429cm" svg:height="3.556cm" svg:x="7.731cm" svg:y="12.938cm">
          <text:p text:style-name="P1">Global</text:p>
          <text:p text:style-name="P1">Service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9.001cm" svg:y1="10.906cm" svg:x2="9.001cm" svg:y2="13.573cm">
          <text:p/>
        </draw:line>
        <draw:line draw:style-name="gr8" draw:text-style-name="P2" draw:layer="layout" svg:x1="10.017cm" svg:y1="13.446cm" svg:x2="10.017cm" svg:y2="10.906cm">
          <text:p/>
        </draw:line>
        <draw:custom-shape draw:style-name="gr20" draw:text-style-name="P1" xml:id="id15" draw:id="id15" draw:layer="layout" svg:width="3.302cm" svg:height="3.683cm" svg:x="11.16cm" svg:y="17.129cm">
          <text:p text:style-name="P1">Api</text:p>
          <text:p text:style-name="P1">(query</text:p>
          <text:p text:style-name="P1">cache)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2.049cm" svg:y1="11.033cm" svg:x2="12.049cm" svg:y2="17.764cm">
          <text:p/>
        </draw:line>
        <draw:line draw:style-name="gr8" draw:text-style-name="P2" draw:layer="layout" svg:x1="12.938cm" svg:y1="17.51cm" svg:x2="12.938cm" svg:y2="11.16cm">
          <text:p/>
        </draw:line>
        <draw:line draw:style-name="gr8" draw:text-style-name="P2" draw:layer="layout" svg:x1="3.54cm" svg:y1="13.065cm" svg:x2="4.683cm" svg:y2="10.779cm">
          <text:p/>
        </draw:line>
        <draw:line draw:style-name="gr8" draw:text-style-name="P2" draw:layer="layout" svg:x1="5.699cm" svg:y1="11.16cm" svg:x2="4.302cm" svg:y2="13.319cm">
          <text:p/>
        </draw:line>
        <draw:line draw:style-name="gr8" draw:text-style-name="P2" draw:layer="layout" svg:x1="16.494cm" svg:y1="13.573cm" svg:x2="15.097cm" svg:y2="11.033cm">
          <text:p/>
        </draw:line>
        <draw:connector draw:style-name="gr21" draw:text-style-name="P1" draw:layer="layout" draw:line-skew="4.833cm" svg:x1="14.462cm" svg:y1="18.97cm" svg:x2="14.081cm" svg:y2="3.857cm" draw:start-shape="id15" draw:end-shape="id16" draw:end-glue-point="1" svg:d="M14462 18970h5334v-15113h-5715" svg:viewBox="0 0 5716 15114">
          <text:p/>
        </draw:connector>
        <draw:custom-shape draw:style-name="gr19" draw:text-style-name="P1" draw:layer="layout" svg:width="3.429cm" svg:height="3.556cm" svg:x="0.619cm" svg:y="6.969cm">
          <text:p text:style-name="P1">Peer</text:p>
          <text:p text:style-name="P1">Store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3.794cm" svg:y1="8.239cm" svg:x2="4.937cm" svg:y2="9.382cm">
          <text:p/>
        </draw:line>
        <draw:line draw:style-name="gr8" draw:text-style-name="P2" draw:layer="layout" svg:x1="4.81cm" svg:y1="9.89cm" svg:x2="3.286cm" svg:y2="8.747cm">
          <text:p/>
        </draw:line>
      </draw:page>
      <draw:page draw:name="page4" draw:style-name="dp1" draw:master-page-name="Default">
        <draw:line draw:style-name="gr12" draw:text-style-name="P2" draw:layer="layout" svg:x1="4.683cm" svg:y1="6.715cm" svg:x2="17.129cm" svg:y2="6.715cm">
          <text:p/>
        </draw:line>
        <draw:custom-shape draw:style-name="gr13" draw:text-style-name="P1" draw:layer="layout" svg:width="13.97cm" svg:height="2.921cm" svg:x="4.429cm" svg:y="8.747cm">
          <text:p text:style-name="P1">MainLoop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239cm" svg:y1="5.064cm" svg:x2="8.239cm" svg:y2="10.144cm">
          <text:p text:style-name="P1">commandin</text:p>
        </draw:line>
        <draw:line draw:style-name="gr14" draw:text-style-name="P2" draw:layer="layout" svg:x1="13.192cm" svg:y1="10.144cm" svg:x2="13.192cm" svg:y2="4.937cm">
          <text:p text:style-name="P1">Commandout</text:p>
        </draw:line>
        <draw:custom-shape draw:style-name="gr9" draw:text-style-name="P4" xml:id="id18" draw:id="id18" draw:layer="layout" svg:width="6.223cm" svg:height="2.159cm" svg:x="7.858cm" svg:y="2.778cm">
          <text:p text:style-name="P1"><text:span text:style-name="T1">External call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81cm" svg:height="3.556cm" svg:x="2.651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3.81cm" svg:height="3.556cm" svg:x="2.397cm" svg:y="12.9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81cm" svg:height="3.556cm" svg:x="2.143cm" svg:y="12.684cm">
          <text:p text:style-name="P1">Read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5.016cm" svg:height="3.556cm" svg:x="4.145cm" svg:y="23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15.016cm" svg:height="3.556cm" svg:x="3.144cm" svg:y="22.97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5.016cm" svg:height="3.556cm" svg:x="2.143cm" svg:y="22.717cm">
          <text:p text:style-name="P1">Peers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4.302cm" svg:y1="21.828cm" svg:x2="16.748cm" svg:y2="21.828cm">
          <text:p/>
        </draw:line>
        <draw:line draw:style-name="gr8" draw:text-style-name="P2" draw:layer="layout" svg:x1="3.032cm" svg:y1="23.987cm" svg:x2="3.032cm" svg:y2="15.605cm">
          <text:p/>
        </draw:line>
        <draw:custom-shape draw:style-name="gr15" draw:text-style-name="P1" draw:layer="layout" svg:width="3.81cm" svg:height="3.556cm" svg:x="5.953cm" svg:y="17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3.81cm" svg:height="3.556cm" svg:x="5.699cm" svg:y="17.5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81cm" svg:height="3.556cm" svg:x="5.445cm" svg:y="17.256cm">
          <text:p text:style-name="P1">Local</text:p>
          <text:p text:style-name="P1">Service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4.937cm" svg:y1="15.605cm" svg:x2="6.08cm" svg:y2="18.018cm">
          <text:p/>
        </draw:line>
        <draw:custom-shape draw:style-name="gr15" draw:text-style-name="P1" draw:layer="layout" svg:width="3.81cm" svg:height="3.556cm" svg:x="14.335cm" svg:y="13.3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3.81cm" svg:height="3.556cm" svg:x="14.081cm" svg:y="13.06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81cm" svg:height="3.556cm" svg:x="13.827cm" svg:y="12.811cm">
          <text:p text:style-name="P1">Write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4.208cm" svg:y1="10.906cm" svg:x2="15.478cm" svg:y2="14.081cm">
          <text:p/>
        </draw:line>
        <draw:line draw:style-name="gr8" draw:text-style-name="P2" draw:layer="layout" svg:x1="15.986cm" svg:y1="15.732cm" svg:x2="16.113cm" svg:y2="23.987cm">
          <text:p/>
        </draw:line>
        <draw:line draw:style-name="gr8" draw:text-style-name="P2" draw:layer="layout" svg:x1="6.842cm" svg:y1="17.764cm" svg:x2="6.842cm" svg:y2="11.033cm">
          <text:p/>
        </draw:line>
        <draw:custom-shape draw:style-name="gr19" draw:text-style-name="P1" draw:layer="layout" svg:width="3.429cm" svg:height="3.556cm" svg:x="7.731cm" svg:y="12.938cm">
          <text:p text:style-name="P1">Global</text:p>
          <text:p text:style-name="P1">Service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9.001cm" svg:y1="10.906cm" svg:x2="9.001cm" svg:y2="13.573cm">
          <text:p/>
        </draw:line>
        <draw:line draw:style-name="gr8" draw:text-style-name="P2" draw:layer="layout" svg:x1="10.017cm" svg:y1="13.446cm" svg:x2="10.017cm" svg:y2="10.906cm">
          <text:p/>
        </draw:line>
        <draw:custom-shape draw:style-name="gr20" draw:text-style-name="P1" xml:id="id17" draw:id="id17" draw:layer="layout" svg:width="3.302cm" svg:height="3.683cm" svg:x="11.16cm" svg:y="17.129cm">
          <text:p text:style-name="P1">Api</text:p>
          <text:p text:style-name="P1">(query</text:p>
          <text:p text:style-name="P1">cache)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2.049cm" svg:y1="11.033cm" svg:x2="12.049cm" svg:y2="17.764cm">
          <text:p/>
        </draw:line>
        <draw:line draw:style-name="gr8" draw:text-style-name="P2" draw:layer="layout" svg:x1="12.938cm" svg:y1="17.51cm" svg:x2="12.938cm" svg:y2="11.16cm">
          <text:p/>
        </draw:line>
        <draw:line draw:style-name="gr8" draw:text-style-name="P2" draw:layer="layout" svg:x1="3.54cm" svg:y1="13.065cm" svg:x2="4.683cm" svg:y2="10.779cm">
          <text:p/>
        </draw:line>
        <draw:line draw:style-name="gr8" draw:text-style-name="P2" draw:layer="layout" svg:x1="5.699cm" svg:y1="11.16cm" svg:x2="4.302cm" svg:y2="13.319cm">
          <text:p/>
        </draw:line>
        <draw:line draw:style-name="gr8" draw:text-style-name="P2" draw:layer="layout" svg:x1="16.494cm" svg:y1="13.573cm" svg:x2="15.097cm" svg:y2="11.033cm">
          <text:p/>
        </draw:line>
        <draw:connector draw:style-name="gr21" draw:text-style-name="P1" draw:layer="layout" draw:line-skew="4.833cm" svg:x1="14.462cm" svg:y1="18.97cm" svg:x2="14.081cm" svg:y2="3.857cm" draw:start-shape="id17" draw:end-shape="id18" draw:end-glue-point="1" svg:d="M14462 18970h5334v-15113h-5715" svg:viewBox="0 0 5716 15114">
          <text:p/>
        </draw:connector>
        <draw:custom-shape draw:style-name="gr19" draw:text-style-name="P1" draw:layer="layout" svg:width="3.429cm" svg:height="3.556cm" svg:x="0.619cm" svg:y="6.969cm">
          <text:p text:style-name="P1">Peer</text:p>
          <text:p text:style-name="P1">Store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3.794cm" svg:y1="8.239cm" svg:x2="4.937cm" svg:y2="9.382cm">
          <text:p/>
        </draw:line>
        <draw:line draw:style-name="gr8" draw:text-style-name="P2" draw:layer="layout" svg:x1="4.81cm" svg:y1="9.89cm" svg:x2="3.286cm" svg:y2="8.747cm">
          <text:p/>
        </draw:line>
        <draw:custom-shape draw:style-name="gr22" draw:text-style-name="P5" draw:layer="layout" svg:width="5.715cm" svg:height="3.048cm" svg:x="1cm" svg:y="10.017cm">
          <text:p text:style-name="P1">Synch</text:p>
          <text:p text:style-name="P1">listener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5.699cm" svg:y1="10.652cm" svg:x2="6.715cm" svg:y2="9.128cm">
          <text:p/>
        </draw:line>
        <draw:line draw:style-name="gr8" draw:text-style-name="P2" draw:layer="layout" svg:x1="7.604cm" svg:y1="10.017cm" svg:x2="5.953cm" svg:y2="11.541cm">
          <text:p/>
        </draw:line>
        <draw:custom-shape draw:style-name="gr22" draw:text-style-name="P5" draw:layer="layout" svg:width="5.715cm" svg:height="3.048cm" svg:x="13.446cm" svg:y="10.398cm">
          <text:p text:style-name="P1">Synch</text:p>
          <text:p text:style-name="P1">connect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5.715cm" svg:height="3.048cm" svg:x="13.192cm" svg:y="10.144cm">
          <text:p text:style-name="P1">Synch</text:p>
          <text:p text:style-name="P1">connect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4.589cm" svg:y1="10.779cm" svg:x2="14.335cm" svg:y2="9.382cm">
          <text:p/>
        </draw:line>
        <draw:line draw:style-name="gr8" draw:text-style-name="P2" draw:layer="layout" svg:x1="14.97cm" svg:y1="9.636cm" svg:x2="15.605cm" svg:y2="10.65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1T10:49:59.625269812</meta:creation-date>
    <meta:generator>LibreOffice/5.4.2.2.0$Linux_X86_64 LibreOffice_project/40m0$Build-2</meta:generator>
    <dc:date>2017-10-17T18:55:50.956840708</dc:date>
    <meta:editing-duration>P1DT22H24M14S</meta:editing-duration>
    <meta:editing-cycles>6</meta:editing-cycles>
    <meta:document-statistic meta:object-count="114"/>
  </office:meta>
</office:document-meta>
</file>